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373d3f" style:font-name="Montserrat" fo:font-size="13.5pt" fo:letter-spacing="normal" fo:font-style="normal" fo:font-weight="normal"/>
    </style:style>
    <style:style style:name="T5" style:family="text">
      <style:text-properties fo:font-variant="normal" fo:text-transform="none" fo:color="#373d3f" style:font-name="Tinos1" fo:font-size="13.5pt" fo:letter-spacing="normal" fo:font-style="normal" fo:font-weight="normal"/>
    </style:style>
    <style:style style:name="T6" style:family="text">
      <style:text-properties fo:font-variant="normal" fo:text-transform="none" fo:color="#373d3f" style:font-name="Tinos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11111" style:font-name="Tinos1" fo:font-size="12pt" fo:letter-spacing="normal" fo:font-style="normal" fo:font-weight="normal" style:font-size-asian="12pt" style:font-size-complex="12pt"/>
    </style:style>
    <style:style style:name="T8" style:family="text">
      <style:text-properties style:font-name="Tinos1"/>
    </style:style>
    <style:style style:name="T9" style:family="text">
      <style:text-properties style:font-name="Tinos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Tinos1" fo:font-size="12pt" style:font-size-asian="12pt" style:font-size-complex="12pt"/>
    </style:style>
    <style:style style:name="T11" style:family="text">
      <style:text-properties style:font-name="Tino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111111" style:font-name="Tinos1" fo:font-size="12pt" style:font-size-asian="12pt" style:font-size-complex="12pt"/>
    </style:style>
    <style:style style:name="T13" style:family="text">
      <style:text-properties fo:color="#111111" style:font-name="Tino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bjectives:</text:span> <text:span text:style-name="T12">To identify the most important explanatory variables of </text:span><text:span text:style-name="T13">Darlingtonia californica</text:span><text:span text:style-name="T12"> carnivores flowers. Dataset m</text:span><text:span text:style-name="T7">easurements were made on 87 plants from four sites in southern Oregon.Ten variables were measured on each plant, 7 based on morphology and 3 based on biomass.</text:span></text:p>
      <text:p text:style-name="Standard"/>
      <text:p text:style-name="P2">Results: </text:p>
      <text:p text:style-name="Standard">Interprata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Yousuf</meta:initial-creator>
    <meta:creation-date>2024-06-28T00:02:41</meta:creation-date>
    <meta:document-statistic meta:table-count="0" meta:image-count="0" meta:object-count="0" meta:page-count="1" meta:paragraph-count="3" meta:word-count="43" meta:character-count="304"/>
    <dc:date>2024-06-28T00:13:37</dc:date>
    <dc:creator>Michael Yousuf</dc:creator>
    <meta:editing-duration>PT10M56S</meta:editing-duration>
    <meta:editing-cycles>1</meta:editing-cycles>
    <meta:generator>OpenOffice/4.1.7$Unix OpenOffice.org_project/417m1$Build-9800</meta:generator>
  </office:meta>
</office:document-meta>
</file>